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7.7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2.75cm"/>
      <style:paragraph-properties style:writing-mode="lr-tb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1.55cm" fo:min-width="2.42cm"/>
      <style:paragraph-properties style:writing-mode="lr-tb"/>
    </style:style>
    <style:style style:name="gr4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8cm" fo:min-width="10.5cm"/>
    </style:style>
    <style:style style:name="gr5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cm" fo:min-width="3.25cm"/>
    </style:style>
    <style:style style:name="gr7" style:family="graphic" style:parent-style-name="standard">
      <style:graphic-properties draw:stroke="none" draw:fill="none" fo:min-height="0.4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0cm" fo:min-width="1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1cm"/>
      <style:paragraph-properties style:writing-mode="lr-tb"/>
    </style:style>
    <style:style style:name="gr14" style:family="graphic" style:parent-style-name="standard">
      <style:graphic-properties draw:fill-color="#81aca6" draw:textarea-horizontal-align="justify" draw:textarea-vertical-align="middle" draw:auto-grow-height="false" fo:min-height="0.19cm" fo:min-width="1.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9cm" fo:min-width="1.4cm"/>
      <style:paragraph-properties style:writing-mode="lr-tb"/>
    </style:style>
    <style:style style:name="gr1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.75cm" fo:min-width="5.5cm"/>
    </style:style>
    <style:style style:name="gr17" style:family="graphic" style:parent-style-name="standard">
      <style:graphic-properties draw:stroke="none" draw:fill="none" fo:min-height="0.645cm"/>
      <style:paragraph-properties style:writing-mode="lr-tb"/>
    </style:style>
    <style:style style:name="gr18" style:family="graphic" style:parent-style-name="standard">
      <style:graphic-properties draw:fill-color="#81aca6" draw:textarea-horizontal-align="justify" draw:textarea-vertical-align="middle" draw:auto-grow-height="false" fo:min-height="0.24cm" fo:min-width="1.32cm"/>
      <style:paragraph-properties style:writing-mode="lr-tb"/>
    </style:style>
    <style:style style:name="gr19" style:family="graphic" style:parent-style-name="standard">
      <style:graphic-properties draw:fill-color="#81aca6" draw:textarea-horizontal-align="justify" draw:textarea-vertical-align="middle" draw:auto-grow-height="false" fo:min-height="0.24cm" fo:min-width="1.57cm"/>
      <style:paragraph-properties style:writing-mode="lr-tb"/>
    </style:style>
    <style:style style:name="gr20" style:family="graphic" style:parent-style-name="standard">
      <style:graphic-properties draw:fill-color="#81aca6" draw:textarea-horizontal-align="justify" draw:textarea-vertical-align="middle" draw:auto-grow-height="false" fo:min-height="0.24cm" fo:min-width="1.0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1.16cm"/>
      <style:paragraph-properties style:writing-mode="lr-tb"/>
    </style:style>
    <style:style style:name="gr22" style:family="graphic" style:parent-style-name="standard">
      <style:graphic-properties draw:fill-color="#b2b2b2" draw:textarea-horizontal-align="justify" draw:textarea-vertical-align="middle" draw:auto-grow-height="false" fo:min-height="0.45cm" fo:min-width="1.16cm"/>
      <style:paragraph-properties style:writing-mode="lr-tb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0.451cm" fo:min-width="0.924cm"/>
      <style:paragraph-properties style:writing-mode="lr-tb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0.45cm" fo:min-width="0.924cm"/>
      <style:paragraph-properties style:writing-mode="lr-tb"/>
    </style:style>
    <style:style style:name="gr25" style:family="graphic" style:parent-style-name="standard">
      <style:graphic-properties draw:stroke="none" draw:fill="none" fo:min-height="0.69cm"/>
      <style:paragraph-properties style:writing-mode="lr-tb"/>
    </style:style>
    <style:style style:name="gr2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6.5cm" fo:min-width="10cm"/>
    </style:style>
    <style:style style:name="gr27" style:family="graphic" style:parent-style-name="standard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94cm" fo:min-width="1.4cm"/>
      <style:paragraph-properties style:writing-mode="lr-tb"/>
    </style:style>
    <style:style style:name="gr36" style:family="graphic" style:parent-style-name="standard">
      <style:graphic-properties draw:textarea-vertical-align="middle"/>
    </style:style>
    <style:style style:name="gr37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8cm"/>
    </style:style>
    <style:style style:name="gr38" style:family="graphic" style:parent-style-name="standard">
      <style:graphic-properties draw:textarea-horizontal-align="justify" draw:textarea-vertical-align="middle" draw:auto-grow-height="false" fo:min-height="0.94cm" fo:min-width="1.15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  <style:text-properties fo:font-size="4pt"/>
    </style:style>
    <style:style style:name="P2" style:family="paragraph">
      <style:paragraph-properties fo:text-align="center" style:writing-mode="lr-tb"/>
      <style:text-properties style:font-name="Garamond" fo:font-size="4pt" style:font-size-asian="10pt" style:font-size-complex="10pt"/>
    </style:style>
    <style:style style:name="P3" style:family="paragraph">
      <loext:graphic-properties draw:fill-color="#81aca6"/>
      <style:paragraph-properties fo:text-align="center" style:writing-mode="lr-tb"/>
      <style:text-properties style:font-name="Garamond" fo:font-size="4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font-name="Garamond"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style:font-name="Garamond" fo:font-size="4pt"/>
    </style:style>
    <style:style style:name="P7" style:family="paragraph">
      <loext:graphic-properties draw:fill="none"/>
      <style:paragraph-properties fo:text-align="center"/>
      <style:text-properties fo:font-size="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2b2b2"/>
      <style:paragraph-properties fo:text-align="center" style:writing-mode="lr-tb"/>
      <style:text-properties style:font-name="Garamond" fo:font-size="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aramond" fo:font-size="4pt" style:font-size-asian="10pt" style:font-size-complex="10pt"/>
    </style:style>
    <style:style style:name="P11" style:family="paragraph">
      <style:paragraph-properties fo:text-align="center"/>
    </style:style>
    <style:style style:name="T1" style:family="text">
      <style:text-properties style:font-name="Garamond" fo:font-size="4pt" style:font-size-asian="10pt" style:font-size-complex="10pt"/>
    </style:style>
    <style:style style:name="T2" style:family="text">
      <style:text-properties style:font-name="Garamond" fo:font-size="8pt" style:font-size-asian="8pt" style:font-size-complex="8pt"/>
    </style:style>
    <style:style style:name="T3" style:family="text">
      <style:text-properties style:font-name="Garamond" fo:font-size="4pt" style:font-size-asian="14pt" style:font-size-complex="14pt"/>
    </style:style>
    <style:style style:name="T4" style:family="text">
      <style:text-properties style:font-name="Garamond"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5cm" svg:height="4.75cm" svg:x="19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2cm" svg:x="1.5cm" svg:y="17.5cm">
          <text:p text:style-name="P2"><text:span text:style-name="T1">Specific for this data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2.92cm" svg:height="1.8cm" svg:x="1.5cm" svg:y="15.25cm">
          <text:p text:style-name="P2"><text:span text:style-name="T1">general 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5cm" svg:height="8cm" svg:x="1.75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cm" svg:height="0.383cm" svg:x="6.5cm" svg:y="1.75cm">
          <draw:text-box>
            <text:p><text:span text:style-name="T2">IBF</text:span></text:p>
          </draw:text-box>
        </draw:frame>
        <draw:custom-shape draw:style-name="gr6" draw:text-style-name="P1" draw:layer="layout" svg:width="3.25cm" svg:height="2cm" svg:x="1.5cm" svg:y="1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.577cm" svg:y="13.524cm">
          <draw:text-box>
            <text:p><text:span text:style-name="T2">Folder</text:span></text:p>
          </draw:text-box>
        </draw:frame>
        <draw:custom-shape draw:style-name="gr8" draw:text-style-name="P6" xml:id="id1" draw:id="id1" draw:layer="layout" svg:width="1.25cm" svg:height="1cm" svg:x="3.75cm" svg:y="3.75cm">
          <text:p text:style-name="P6"><text:span text:style-name="T3">LOAD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8" draw:id="id8" draw:layer="layout" svg:width="1.25cm" svg:height="1cm" svg:x="8.75cm" svg:y="4.5cm">
          <text:p text:style-name="P6"><text:span text:style-name="T3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2" draw:id="id2" draw:layer="layout" svg:width="1.5cm" svg:height="1cm" svg:x="1.75cm" svg:y="5.75cm">
          <text:p text:style-name="P6"><text:span text:style-name="T3">NV_GROWTH_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4" draw:id="id4" draw:layer="layout" svg:width="1cm" svg:height="1cm" svg:x="8.75cm" svg:y="7.75cm">
          <text:p text:style-name="P6"><text:span text:style-name="T3">LAST_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" draw:id="id3" draw:layer="layout" svg:width="1.25cm" svg:height="1cm" svg:x="3.5cm" svg:y="5.75cm">
          <text:p text:style-name="P6"><text:span text:style-name="T3">ETS_HEIGHT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45" draw:id="id45" draw:layer="layout" svg:width="1.5cm" svg:height="1cm" svg:x="6cm" svg:y="6.75cm">
          <text:p text:style-name="P6"><text:span text:style-name="T3">AGGREGATED_T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draw:type="line" svg:x1="4.375cm" svg:y1="4.75cm" svg:x2="2.5cm" svg:y2="5.75cm" draw:start-shape="id1" draw:start-glue-point="6" draw:end-shape="id2" draw:end-glue-point="4" svg:d="M4375 4750l-1875 1000" svg:viewBox="0 0 1876 1001">
          <text:p/>
        </draw:connector>
        <draw:connector draw:style-name="gr11" draw:text-style-name="P7" draw:layer="layout" draw:type="line" svg:x1="4.375cm" svg:y1="4.75cm" svg:x2="4.125cm" svg:y2="5.75cm" draw:start-shape="id1" draw:end-shape="id3" draw:end-glue-point="4" svg:d="M4375 4750l-250 1000" svg:viewBox="0 0 251 1001">
          <text:p/>
        </draw:connector>
        <draw:connector draw:style-name="gr11" draw:text-style-name="P7" draw:layer="layout" draw:type="line" svg:x1="4.375cm" svg:y1="4.75cm" svg:x2="9.25cm" svg:y2="7.75cm" draw:start-shape="id1" draw:start-glue-point="6" draw:end-shape="id4" draw:end-glue-point="4" svg:d="M4375 4750l4875 3000" svg:viewBox="0 0 4876 3001">
          <text:p/>
        </draw:connector>
        <draw:custom-shape draw:style-name="gr12" draw:text-style-name="P3" xml:id="id5" draw:id="id5" draw:layer="layout" svg:width="2cm" svg:height="0.25cm" svg:x="9.75cm" svg:y="2.5cm">
          <text:p text:style-name="P2"><text:span text:style-name="T1">generate_plot_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xml:id="id6" draw:id="id6" draw:layer="layout" svg:width="1.5cm" svg:height="0.5cm" svg:x="10cm" svg:y="3.5cm">
          <text:p text:style-name="P6"><text:span text:style-name="T3">GENERATE_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10.75cm" svg:y2="3.5cm" draw:start-shape="id5" draw:start-glue-point="6" draw:end-shape="id6" draw:end-glue-point="4" svg:d="M10750 2750v750" svg:viewBox="0 0 1 751">
          <text:p/>
        </draw:connector>
        <draw:custom-shape draw:style-name="gr14" draw:text-style-name="P3" xml:id="id7" draw:id="id7" draw:layer="layout" svg:width="2cm" svg:height="0.25cm" svg:x="7.5cm" svg:y="2.5cm">
          <text:p text:style-name="P2"><text:span text:style-name="T1">generate_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8.5cm" svg:y1="2.75cm" svg:x2="9.375cm" svg:y2="4.5cm" draw:start-shape="id7" draw:start-glue-point="6" draw:end-shape="id8" draw:end-glue-point="4" svg:d="M8500 2750l875 1750" svg:viewBox="0 0 876 1751">
          <text:p/>
        </draw:connector>
        <draw:custom-shape draw:style-name="gr15" draw:text-style-name="P6" xml:id="id9" draw:id="id9" draw:layer="layout" svg:width="1.5cm" svg:height="0.25cm" svg:x="10.5cm" svg:y="4.25cm">
          <text:p text:style-name="P6"><text:span text:style-name="T3">LOAD_DATA_TR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9.375cm" svg:y2="4.5cm" draw:start-shape="id9" draw:start-glue-point="6" draw:end-shape="id8" draw:end-glue-point="4" svg:d="M11250 4500h-1875" svg:viewBox="0 0 1876 1">
          <text:p/>
        </draw:connector>
        <draw:connector draw:style-name="gr11" draw:text-style-name="P8" draw:layer="layout" draw:type="line" svg:x1="10.75cm" svg:y1="4cm" svg:x2="9.375cm" svg:y2="4.5cm" draw:start-shape="id6" draw:start-glue-point="6" draw:end-shape="id8" draw:end-glue-point="4" svg:d="M10750 4000l-1375 500" svg:viewBox="0 0 1376 501">
          <text:p/>
        </draw:connector>
        <draw:custom-shape draw:style-name="gr16" draw:text-style-name="P1" draw:layer="layout" svg:width="5.5cm" svg:height="2.75cm" svg:x="13cm" svg:y="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932cm" svg:height="0.705cm" svg:x="14.318cm" svg:y="2.045cm">
          <draw:text-box>
            <text:p><text:span text:style-name="T2">WaldwachstumskundeDB</text:span></text:p>
          </draw:text-box>
        </draw:frame>
        <draw:custom-shape draw:style-name="gr18" draw:text-style-name="P3" xml:id="id10" draw:id="id10" draw:layer="layout" svg:width="1.42cm" svg:height="0.3cm" svg:x="14.33cm" svg:y="2.95cm">
          <text:p text:style-name="P2"><text:span text:style-name="T1">load_mdb_linux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xml:id="id12" draw:id="id12" draw:layer="layout" svg:width="1.67cm" svg:height="0.3cm" svg:x="16cm" svg:y="2.95cm">
          <text:p text:style-name="P2"><text:span text:style-name="T1">load_mdb_windows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11" draw:id="id11" draw:layer="layout" svg:width="1.17cm" svg:height="0.3cm" svg:x="15.25cm" svg:y="3.5cm">
          <text:p text:style-name="P2"><text:span text:style-name="T1">load_mdb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04cm" svg:y1="3.25cm" svg:x2="15.835cm" svg:y2="3.5cm" draw:start-shape="id10" draw:start-glue-point="6" draw:end-shape="id11" draw:end-glue-point="4" svg:d="M15040 3250l795 250" svg:viewBox="0 0 796 251">
          <text:p/>
        </draw:connector>
        <draw:connector draw:style-name="gr11" draw:text-style-name="P8" draw:layer="layout" draw:type="line" svg:x1="16.835cm" svg:y1="3.25cm" svg:x2="15.835cm" svg:y2="3.5cm" draw:start-shape="id12" draw:start-glue-point="6" draw:end-shape="id11" draw:end-glue-point="4" svg:d="M16835 3250l-1000 250" svg:viewBox="0 0 1001 251">
          <text:p/>
        </draw:connector>
        <draw:connector draw:style-name="gr11" draw:text-style-name="P8" draw:layer="layout" draw:type="line" svg:x1="11.25cm" svg:y1="4.25cm" svg:x2="15.835cm" svg:y2="3.8cm" draw:start-shape="id9" draw:start-glue-point="4" draw:end-shape="id11" draw:end-glue-point="6" svg:d="M11250 4250l4585-450" svg:viewBox="0 0 4586 451">
          <text:p/>
        </draw:connector>
        <draw:custom-shape draw:style-name="gr21" draw:text-style-name="P6" xml:id="id36" draw:id="id36" draw:layer="layout" svg:width="1.26cm" svg:height="0.51cm" svg:x="19.24cm" svg:y="1.99cm">
          <text:p text:style-name="P6"><text:span text:style-name="T4">load and clean NV Data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9" draw:id="id19" draw:layer="layout" svg:width="1.26cm" svg:height="0.51cm" svg:x="21.5cm" svg:y="2.75cm">
          <text:p text:style-name="P6"><text:span text:style-name="T4">load Solariskop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13" draw:id="id13" draw:layer="layout" svg:width="1.26cm" svg:height="0.51cm" svg:x="22.994cm" svg:y="2.483cm">
          <text:p text:style-name="P6"><text:span text:style-name="T4">Laden der Stammverteilung 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6" draw:id="id16" draw:layer="layout" svg:width="1.26cm" svg:height="0.51cm" svg:x="24.491cm" svg:y="2.483cm">
          <text:p text:style-name="P6"><text:span text:style-name="T4">Laden der Stammverteilung Windows_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4" draw:id="id14" draw:layer="layout" svg:width="1.024cm" svg:height="0.511cm" svg:x="23.309cm" svg:y="4.014cm">
          <text:p text:style-name="P6"><text:span text:style-name="T4">DRAFTGeneratePlotdistribution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5" draw:id="id15" draw:layer="layout" svg:width="1.024cm" svg:height="0.511cm" svg:x="24.491cm" svg:y="4.014cm">
          <text:p text:style-name="P6"><text:span text:style-name="T4">DRAFTGeneratePlotdistribution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8" draw:id="id18" draw:layer="layout" svg:width="1.024cm" svg:height="0.51cm" svg:x="23.226cm" svg:y="4.99cm">
          <text:p text:style-name="P6"><text:span text:style-name="T4">DRAFTGenerate Map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7" draw:id="id17" draw:layer="layout" svg:width="1.024cm" svg:height="0.51cm" svg:x="24.476cm" svg:y="5cm">
          <text:p text:style-name="P6"><text:span text:style-name="T4">DRAFTGenerate Map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624cm" svg:y1="2.993cm" svg:x2="23.821cm" svg:y2="4.014cm" draw:start-shape="id13" draw:start-glue-point="6" draw:end-shape="id14" draw:end-glue-point="4" svg:d="M23624 2993l197 1021" svg:viewBox="0 0 198 1022">
          <text:p/>
        </draw:connector>
        <draw:connector draw:style-name="gr11" draw:text-style-name="P8" draw:layer="layout" draw:type="line" svg:x1="23.624cm" svg:y1="2.993cm" svg:x2="25.003cm" svg:y2="4.014cm" draw:start-shape="id13" draw:start-glue-point="6" draw:end-shape="id15" draw:end-glue-point="4" svg:d="M23624 2993l1379 1021" svg:viewBox="0 0 1380 1022">
          <text:p/>
        </draw:connector>
        <draw:connector draw:style-name="gr11" draw:text-style-name="P8" draw:layer="layout" draw:type="line" svg:x1="25.121cm" svg:y1="2.993cm" svg:x2="25.003cm" svg:y2="4.014cm" draw:start-shape="id16" draw:start-glue-point="6" draw:end-shape="id15" draw:end-glue-point="4" svg:d="M25121 2993l-118 1021" svg:viewBox="0 0 119 1022">
          <text:p/>
        </draw:connector>
        <draw:connector draw:style-name="gr11" draw:text-style-name="P8" draw:layer="layout" draw:type="line" svg:x1="25.121cm" svg:y1="2.993cm" svg:x2="23.821cm" svg:y2="4.014cm" draw:start-shape="id16" draw:start-glue-point="6" draw:end-shape="id14" draw:end-glue-point="4" svg:d="M25121 2993l-1300 1021" svg:viewBox="0 0 1301 1022">
          <text:p/>
        </draw:connector>
        <draw:connector draw:style-name="gr11" draw:text-style-name="P8" draw:layer="layout" draw:type="line" svg:x1="25.003cm" svg:y1="4.525cm" svg:x2="24.988cm" svg:y2="5cm" draw:start-shape="id15" draw:start-glue-point="6" draw:end-shape="id17" draw:end-glue-point="4" svg:d="M25003 4525l-15 475" svg:viewBox="0 0 16 476">
          <text:p/>
        </draw:connector>
        <draw:connector draw:style-name="gr11" draw:text-style-name="P8" draw:layer="layout" draw:type="line" svg:x1="23.821cm" svg:y1="4.525cm" svg:x2="23.738cm" svg:y2="4.99cm" draw:start-shape="id14" draw:start-glue-point="6" draw:end-shape="id18" draw:end-glue-point="4" svg:d="M23821 4525l-83 465" svg:viewBox="0 0 84 466">
          <text:p/>
        </draw:connector>
        <draw:connector draw:style-name="gr11" draw:text-style-name="P8" draw:layer="layout" draw:type="curve" draw:line-skew="0.513cm" svg:x1="22.13cm" svg:y1="3.26cm" svg:x2="24.988cm" svg:y2="5cm" draw:start-shape="id19" draw:start-glue-point="6" draw:end-shape="id17" draw:end-glue-point="4" svg:d="M22130 3260c0 2076 2858 1206 2858 1740" svg:viewBox="0 0 2859 1741">
          <text:p/>
        </draw:connector>
        <draw:connector draw:style-name="gr11" draw:text-style-name="P8" draw:layer="layout" draw:type="curve" draw:line-skew="0.517cm" svg:x1="22.13cm" svg:y1="3.26cm" svg:x2="23.738cm" svg:y2="4.99cm" draw:start-shape="id19" draw:start-glue-point="6" draw:end-shape="id18" draw:end-glue-point="4" svg:d="M22130 3260c0 2074 1608 1210 1608 1730" svg:viewBox="0 0 1609 1731">
          <text:p/>
        </draw:connector>
        <draw:frame draw:style-name="gr25" draw:text-style-name="P5" draw:layer="layout" svg:width="1.173cm" svg:height="0.75cm" svg:x="22.577cm" svg:y="1.75cm">
          <draw:text-box>
            <text:p><text:span text:style-name="T2">Goe_Lau</text:span></text:p>
          </draw:text-box>
        </draw:frame>
        <draw:custom-shape draw:style-name="gr26" draw:text-style-name="P1" draw:layer="layout" svg:width="10cm" svg:height="6.5cm" svg:x="18.25cm" svg:y="7.75cm">
          <text:p/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1.923cm" svg:height="0.75cm" svg:x="22.827cm" svg:y="8cm">
          <draw:text-box>
            <text:p><text:span text:style-name="T2">1000 ETS</text:span></text:p>
          </draw:text-box>
        </draw:frame>
        <draw:custom-shape draw:style-name="gr27" draw:text-style-name="P2" xml:id="id20" draw:id="id20" draw:layer="layout" svg:width="1.25cm" svg:height="0.5cm" svg:x="20.25cm" svg:y="9.25cm">
          <text:p text:style-name="P2"><text:span text:style-name="T1">load_data_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1" draw:id="id21" draw:layer="layout" svg:width="1.25cm" svg:height="0.5cm" svg:x="22.5cm" svg:y="10cm">
          <text:p text:style-name="P10"><text:span text:style-name="T1">mdb_import_ </text:span><text:span text:style-name="T1"><text:line-break/></text:span><text:span text:style-name="T1">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3" draw:id="id23" draw:layer="layout" svg:width="1.25cm" svg:height="0.5cm" svg:x="23.25cm" svg:y="9.25cm">
          <text:p text:style-name="P10"><text:span text:style-name="T1">mdb_import_ </text:span><text:span text:style-name="T1"><text:line-break/></text:span><text:span text:style-name="T1">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2" draw:id="id22" draw:layer="layout" svg:width="1.25cm" svg:height="0.5cm" svg:x="21.75cm" svg:y="9.25cm">
          <text:p text:style-name="P2"><text:span text:style-name="T1">mdb_import_</text:span><text:span text:style-name="T1"><text:line-break/></text:span><text:span text:style-name="T1">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0" xml:id="id24" draw:id="id24" draw:layer="layout" svg:width="1.25cm" svg:height="0.5cm" svg:x="22.5cm" svg:y="10.708cm">
          <text:p text:style-name="P10"><text:span text:style-name="T1">Konkurrenz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0" xml:id="id25" draw:id="id25" draw:layer="layout" svg:width="1.25cm" svg:height="0.5cm" svg:x="22.5cm" svg:y="11.5cm">
          <text:p text:style-name="P10"><text:span text:style-name="T1">Konkurrenz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3.125cm" svg:y2="10cm" draw:start-shape="id20" draw:start-glue-point="6" draw:end-shape="id21" draw:end-glue-point="4" svg:d="M20875 9750l2250 250" svg:viewBox="0 0 2251 251">
          <text:p/>
        </draw:connector>
        <draw:connector draw:style-name="gr11" draw:text-style-name="P8" draw:layer="layout" draw:type="line" svg:x1="22.375cm" svg:y1="9.75cm" svg:x2="23.125cm" svg:y2="10cm" draw:start-shape="id22" draw:start-glue-point="6" draw:end-shape="id21" draw:end-glue-point="4" svg:d="M22375 9750l750 250" svg:viewBox="0 0 751 251">
          <text:p/>
        </draw:connector>
        <draw:connector draw:style-name="gr11" draw:text-style-name="P8" draw:layer="layout" draw:type="line" svg:x1="23.875cm" svg:y1="9.75cm" svg:x2="23.125cm" svg:y2="10cm" draw:start-shape="id23" draw:start-glue-point="6" draw:end-shape="id21" draw:end-glue-point="4" svg:d="M23875 9750l-750 250" svg:viewBox="0 0 751 251">
          <text:p/>
        </draw:connector>
        <draw:connector draw:style-name="gr11" draw:text-style-name="P8" draw:layer="layout" draw:type="line" svg:x1="23.125cm" svg:y1="10.5cm" svg:x2="23.125cm" svg:y2="10.708cm" draw:start-shape="id21" draw:start-glue-point="6" draw:end-shape="id24" draw:end-glue-point="4" svg:d="M23125 10500v208" svg:viewBox="0 0 1 209">
          <text:p/>
        </draw:connector>
        <draw:connector draw:style-name="gr11" draw:text-style-name="P8" xml:id="id26" draw:id="id26" draw:layer="layout" draw:type="line" svg:x1="23.125cm" svg:y1="11.5cm" svg:x2="23.125cm" svg:y2="11.5cm" draw:start-shape="id25" draw:start-glue-point="4" draw:end-shape="id25" draw:end-glue-point="4" svg:d="M23125 11500z" svg:viewBox="0 0 1 1">
          <text:p/>
        </draw:connector>
        <draw:connector draw:style-name="gr11" draw:text-style-name="P8" draw:layer="layout" draw:type="line" svg:x1="23.125cm" svg:y1="11.208cm" svg:x2="23.125cm" svg:y2="11.5cm" draw:start-shape="id24" draw:start-glue-point="6" draw:end-shape="id26" draw:end-glue-point="0" svg:d="M23125 11208v292" svg:viewBox="0 0 1 293">
          <text:p/>
        </draw:connector>
        <draw:custom-shape draw:style-name="gr30" draw:text-style-name="P10" xml:id="id28" draw:id="id28" draw:layer="layout" svg:width="1.25cm" svg:height="0.5cm" svg:x="20.75cm" svg:y="10.25cm">
          <text:p text:style-name="P10"><text:span text:style-name="T1">Kaplan_Meier_1-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0" xml:id="id27" draw:id="id27" draw:layer="layout" svg:width="1.25cm" svg:height="0.5cm" svg:x="19.25cm" svg:y="10.25cm">
          <text:p text:style-name="P10"><text:span text:style-name="T1">Kaplan_Meier_1-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0.25cm" draw:start-shape="id20" draw:start-glue-point="6" draw:end-shape="id27" draw:end-glue-point="4" svg:d="M20875 9750l-1000 500" svg:viewBox="0 0 1001 501">
          <text:p/>
        </draw:connector>
        <draw:connector draw:style-name="gr11" draw:text-style-name="P8" draw:layer="layout" draw:type="line" svg:x1="20.875cm" svg:y1="9.75cm" svg:x2="21.375cm" svg:y2="10.25cm" draw:start-shape="id20" draw:start-glue-point="6" draw:end-shape="id28" draw:end-glue-point="4" svg:d="M20875 9750l500 500" svg:viewBox="0 0 501 501">
          <text:p/>
        </draw:connector>
        <draw:custom-shape draw:style-name="gr32" draw:text-style-name="P10" xml:id="id29" draw:id="id29" draw:layer="layout" svg:width="1.25cm" svg:height="0.5cm" svg:x="19.25cm" svg:y="11cm">
          <text:p text:style-name="P10"><text:span text:style-name="T1">basic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1cm" draw:start-shape="id20" draw:start-glue-point="6" draw:end-shape="id29" draw:end-glue-point="4" svg:d="M20875 9750l-1000 1250" svg:viewBox="0 0 1001 1251">
          <text:p/>
        </draw:connector>
        <draw:custom-shape draw:style-name="gr33" draw:text-style-name="P10" xml:id="id30" draw:id="id30" draw:layer="layout" svg:width="1.25cm" svg:height="0.5cm" svg:x="24.25cm" svg:y="11.5cm">
          <text:p text:style-name="P10"><text:span text:style-name="T1">Mischungsante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125cm" svg:y1="11.208cm" svg:x2="24.875cm" svg:y2="11.5cm" draw:start-shape="id24" draw:start-glue-point="6" draw:end-shape="id30" draw:end-glue-point="4" svg:d="M23125 11208l1750 292" svg:viewBox="0 0 1751 293">
          <text:p/>
        </draw:connector>
        <draw:custom-shape draw:style-name="gr34" draw:text-style-name="P10" xml:id="id31" draw:id="id31" draw:layer="layout" svg:width="1.25cm" svg:height="0.5cm" svg:x="20.75cm" svg:y="11cm">
          <text:p text:style-name="P10"><text:span text:style-name="T1">Schaedigung nach Reg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1.375cm" svg:y2="11cm" draw:start-shape="id20" draw:start-glue-point="6" draw:end-shape="id31" draw:end-glue-point="4" svg:d="M20875 9750l500 1250" svg:viewBox="0 0 501 1251">
          <text:p/>
        </draw:connector>
        <draw:custom-shape draw:style-name="gr35" draw:text-style-name="P6" xml:id="id32" draw:id="id32" draw:layer="layout" svg:width="1.5cm" svg:height="1cm" svg:x="1.75cm" svg:y="7cm">
          <text:p text:style-name="P6"><text:span text:style-name="T3">NV_GROWTH_H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" xml:id="id33" draw:id="id33" draw:layer="layout" svg:width="1.5cm" svg:height="1cm" svg:x="3.5cm" svg:y="7cm">
          <text:p text:style-name="P6"><text:span text:style-name="T3">ETS_HEIGHT_NV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" xml:id="id34" draw:id="id34" draw:layer="layout" svg:width="1.5cm" svg:height="1cm" svg:x="1.75cm" svg:y="8.25cm">
          <text:p text:style-name="P6"><text:span text:style-name="T3">MAPLE_HEIGHT_GROW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375cm" svg:y1="4.75cm" svg:x2="2.5cm" svg:y2="7cm" draw:start-shape="id1" draw:start-glue-point="6" draw:end-shape="id32" draw:end-glue-point="4" svg:d="M4375 4750l-1875 2250" svg:viewBox="0 0 1876 2251">
          <text:p/>
        </draw:connector>
        <draw:connector draw:style-name="gr11" draw:text-style-name="P8" draw:layer="layout" draw:type="line" svg:x1="4.375cm" svg:y1="4.75cm" svg:x2="4.25cm" svg:y2="7cm" draw:start-shape="id1" draw:start-glue-point="6" draw:end-shape="id33" draw:end-glue-point="4" svg:d="M4375 4750l-125 2250" svg:viewBox="0 0 126 2251">
          <text:p/>
        </draw:connector>
        <draw:connector draw:style-name="gr11" draw:text-style-name="P8" draw:layer="layout" draw:type="line" svg:x1="4.375cm" svg:y1="4.75cm" svg:x2="2.5cm" svg:y2="8.25cm" draw:start-shape="id1" draw:start-glue-point="6" draw:end-shape="id34" draw:end-glue-point="4" svg:d="M4375 4750l-1875 3500" svg:viewBox="0 0 1876 3501">
          <text:p/>
        </draw:connector>
        <draw:custom-shape draw:style-name="gr21" draw:text-style-name="P6" xml:id="id35" draw:id="id35" draw:layer="layout" svg:width="1.26cm" svg:height="0.51cm" svg:x="20.99cm" svg:y="4.74cm">
          <text:p text:style-name="P6"><text:span text:style-name="T4">GENERATE 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21.62cm" svg:y2="4.74cm" draw:start-shape="id5" draw:start-glue-point="6" draw:end-shape="id35" draw:end-glue-point="4" svg:d="M10750 2750l10870 1990" svg:viewBox="0 0 10871 1991">
          <text:p/>
        </draw:connector>
        <draw:custom-shape draw:style-name="gr21" draw:text-style-name="P6" xml:id="id37" draw:id="id37" draw:layer="layout" svg:width="1.26cm" svg:height="0.51cm" svg:x="20.25cm" svg:y="3.49cm">
          <text:p text:style-name="P6"><text:span text:style-name="T4">aggregated tables 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6" draw:text-style-name="P11" draw:layer="layout" svg:x1="19.87cm" svg:y1="2.5cm" svg:x2="20.88cm" svg:y2="3.49cm" draw:start-shape="id36" draw:start-glue-point="6" draw:end-shape="id37" draw:end-glue-point="4" svg:d="M19870 2500v496h1010v494" svg:viewBox="0 0 1011 991">
          <text:p/>
        </draw:connector>
        <draw:custom-shape draw:style-name="gr21" draw:text-style-name="P6" xml:id="id38" draw:id="id38" draw:layer="layout" svg:width="1.26cm" svg:height="0.51cm" svg:x="23.74cm" svg:y="5.75cm">
          <text:p text:style-name="P6"><text:span text:style-name="T4">How many tre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4cm" svg:x2="24.37cm" svg:y2="5.75cm" draw:start-shape="id37" draw:start-glue-point="6" draw:end-shape="id38" draw:end-glue-point="4" svg:d="M20880 4000l3490 1750" svg:viewBox="0 0 3491 1751">
          <text:p/>
        </draw:connector>
        <draw:connector draw:style-name="gr11" draw:text-style-name="P8" draw:layer="layout" draw:type="line" svg:x1="23.738cm" svg:y1="5.5cm" svg:x2="24.37cm" svg:y2="5.75cm" draw:start-shape="id18" draw:start-glue-point="6" draw:end-shape="id38" draw:end-glue-point="4" svg:d="M23738 5500l632 250" svg:viewBox="0 0 633 251">
          <text:p/>
        </draw:connector>
        <draw:connector draw:style-name="gr11" draw:text-style-name="P8" draw:layer="layout" draw:type="line" svg:x1="24.988cm" svg:y1="5.51cm" svg:x2="24.37cm" svg:y2="5.75cm" draw:start-shape="id17" draw:start-glue-point="6" draw:end-shape="id38" draw:end-glue-point="4" svg:d="M24988 5510l-618 240" svg:viewBox="0 0 619 241">
          <text:p/>
        </draw:connector>
        <draw:custom-shape draw:style-name="gr35" draw:text-style-name="P6" xml:id="id39" draw:id="id39" draw:layer="layout" svg:width="1.5cm" svg:height="1cm" svg:x="6cm" svg:y="5.25cm">
          <text:p text:style-name="P6"><text:span text:style-name="T3">SAVE PLOTPOSI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9.375cm" svg:y1="5.5cm" svg:x2="6.75cm" svg:y2="5.25cm" draw:start-shape="id8" draw:start-glue-point="6" draw:end-shape="id39" draw:end-glue-point="4" svg:d="M9375 5500l-2625-250" svg:viewBox="0 0 2626 251">
          <text:p/>
        </draw:connector>
        <draw:custom-shape draw:style-name="gr37" draw:text-style-name="P1" draw:layer="layout" svg:width="8cm" svg:height="4.75cm" svg:x="8.25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0.827cm" svg:y="10.25cm">
          <draw:text-box>
            <text:p><text:span text:style-name="T2">COMBINED</text:span></text:p>
          </draw:text-box>
        </draw:frame>
        <draw:custom-shape draw:style-name="gr38" draw:text-style-name="P6" xml:id="id40" draw:id="id40" draw:layer="layout" svg:width="1.25cm" svg:height="1cm" svg:x="9.5cm" svg:y="11.75cm">
          <text:p text:style-name="P6"><text:span text:style-name="T3">ETS_Anteil_Hoe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375cm" svg:y1="4.75cm" svg:x2="10.125cm" svg:y2="11.75cm" draw:start-shape="id1" draw:start-glue-point="6" draw:end-shape="id40" draw:end-glue-point="4" svg:d="M4375 4750l5750 7000" svg:viewBox="0 0 5751 7001">
          <text:p/>
        </draw:connector>
        <draw:connector draw:style-name="gr11" draw:text-style-name="P8" draw:layer="layout" draw:type="line" svg:x1="19.87cm" svg:y1="2.5cm" svg:x2="10.125cm" svg:y2="11.75cm" draw:start-shape="id36" draw:start-glue-point="6" draw:end-shape="id40" draw:end-glue-point="4" svg:d="M19870 2500l-9745 9250" svg:viewBox="0 0 9746 9251">
          <text:p/>
        </draw:connector>
        <draw:custom-shape draw:style-name="gr35" draw:text-style-name="P6" xml:id="id41" draw:id="id41" draw:layer="layout" svg:width="1.5cm" svg:height="1cm" svg:x="5.25cm" svg:y="8.25cm">
          <text:p text:style-name="P6"><text:span text:style-name="T3">Karte Plot Fal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6cm" svg:y2="8.25cm" draw:start-shape="id9" draw:start-glue-point="6" draw:end-shape="id41" draw:end-glue-point="4" svg:d="M11250 4500l-5250 3750" svg:viewBox="0 0 5251 3751">
          <text:p/>
        </draw:connector>
        <draw:connector draw:style-name="gr11" draw:text-style-name="P8" draw:layer="layout" draw:type="line" svg:x1="8.5cm" svg:y1="2.75cm" svg:x2="6cm" svg:y2="8.25cm" draw:start-shape="id7" draw:start-glue-point="6" draw:end-shape="id41" draw:end-glue-point="4" svg:d="M8500 2750l-2500 5500" svg:viewBox="0 0 2501 5501">
          <text:p/>
        </draw:connector>
        <draw:connector draw:style-name="gr11" draw:text-style-name="P8" draw:layer="layout" draw:type="line" svg:x1="4.375cm" svg:y1="4.75cm" svg:x2="6cm" svg:y2="8.25cm" draw:start-shape="id1" draw:start-glue-point="6" draw:end-shape="id41" draw:end-glue-point="4" svg:d="M4375 4750l1625 3500" svg:viewBox="0 0 1626 3501">
          <text:p/>
        </draw:connector>
        <draw:connector draw:style-name="gr11" draw:text-style-name="P8" draw:layer="layout" draw:type="line" svg:x1="10.75cm" svg:y1="4cm" svg:x2="6cm" svg:y2="8.25cm" draw:start-shape="id6" draw:start-glue-point="6" draw:end-shape="id41" draw:end-glue-point="4" svg:d="M10750 4000l-4750 4250" svg:viewBox="0 0 4751 4251">
          <text:p/>
        </draw:connector>
        <draw:custom-shape draw:style-name="gr35" draw:text-style-name="P6" xml:id="id42" draw:id="id42" draw:layer="layout" svg:width="1.5cm" svg:height="1cm" svg:x="10.25cm" svg:y="5.25cm">
          <text:p text:style-name="P6"><text:span text:style-name="T3">Structure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11cm" svg:y2="5.25cm" draw:start-shape="id9" draw:start-glue-point="6" draw:end-shape="id42" draw:end-glue-point="4" svg:d="M11250 4500l-250 750" svg:viewBox="0 0 251 751">
          <text:p/>
        </draw:connector>
        <draw:custom-shape draw:style-name="gr21" draw:text-style-name="P6" draw:layer="layout" svg:width="1.26cm" svg:height="0.51cm" svg:x="20.74cm" svg:y="1.99cm">
          <text:p text:style-name="P6"><text:span text:style-name="T4">load and clean NV Data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4" draw:id="id44" draw:layer="layout" svg:width="1.26cm" svg:height="0.51cm" svg:x="20.99cm" svg:y="5.74cm">
          <text:p text:style-name="P6"><text:span text:style-name="T4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3" draw:id="id43" draw:layer="layout" svg:width="1.26cm" svg:height="0.51cm" svg:x="19.24cm" svg:y="4.75cm">
          <text:p text:style-name="P6"><text:span text:style-name="T4">Load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835cm" svg:y1="3.8cm" svg:x2="19.87cm" svg:y2="4.75cm" draw:start-shape="id11" draw:start-glue-point="6" draw:end-shape="id43" draw:end-glue-point="4" svg:d="M15835 3800l4035 950" svg:viewBox="0 0 4036 951">
          <text:p/>
        </draw:connector>
        <draw:connector draw:style-name="gr11" draw:text-style-name="P8" draw:layer="layout" draw:type="line" svg:x1="21.62cm" svg:y1="5.25cm" svg:x2="21.62cm" svg:y2="5.74cm" draw:start-shape="id35" draw:start-glue-point="6" draw:end-shape="id44" draw:end-glue-point="4" svg:d="M21620 5250v490" svg:viewBox="0 0 1 491">
          <text:p/>
        </draw:connector>
        <draw:connector draw:style-name="gr11" draw:text-style-name="P8" draw:layer="layout" draw:type="line" svg:x1="19.87cm" svg:y1="5.26cm" svg:x2="21.62cm" svg:y2="5.74cm" draw:start-shape="id43" draw:start-glue-point="6" draw:end-shape="id44" draw:end-glue-point="4" svg:d="M19870 5260l1750 480" svg:viewBox="0 0 1751 481">
          <text:p/>
        </draw:connector>
        <draw:connector draw:style-name="gr11" draw:text-style-name="P8" draw:layer="layout" draw:type="line" svg:x1="8.5cm" svg:y1="2.75cm" svg:x2="21.62cm" svg:y2="5.74cm" draw:start-shape="id7" draw:start-glue-point="6" draw:end-shape="id44" draw:end-glue-point="4" svg:d="M8500 2750l13120 2990" svg:viewBox="0 0 13121 2991">
          <text:p/>
        </draw:connector>
        <draw:connector draw:style-name="gr11" draw:text-style-name="P8" draw:layer="layout" draw:type="line" svg:x1="4.375cm" svg:y1="4.75cm" svg:x2="6.75cm" svg:y2="5.25cm" draw:start-shape="id1" draw:start-glue-point="6" draw:end-shape="id39" draw:end-glue-point="4" svg:d="M4375 4750l2375 500" svg:viewBox="0 0 2376 501">
          <text:p/>
        </draw:connector>
        <draw:connector draw:style-name="gr11" draw:text-style-name="P8" draw:layer="layout" draw:type="line" svg:x1="6.75cm" svg:y1="6.25cm" svg:x2="6.75cm" svg:y2="6.75cm" draw:start-shape="id39" draw:start-glue-point="6" draw:end-shape="id45" draw:end-glue-point="4" svg:d="M6750 6250v500" svg:viewBox="0 0 1 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3cm" fo:padding-bottom="0.03cm" fo:padding-left="0.05cm" fo:padding-right="0.0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ohannes Osewold</meta:initial-creator>
    <meta:creation-date>2022-01-17T14:09:10.312509244</meta:creation-date>
    <dc:date>2023-03-30T15:14:13.523000000</dc:date>
    <meta:editing-duration>PT8H16M24S</meta:editing-duration>
    <meta:editing-cycles>25</meta:editing-cycles>
    <meta:generator>LibreOffice/7.0.3.1$Windows_X86_64 LibreOffice_project/d7547858d014d4cf69878db179d326fc3483e082</meta:generator>
    <meta:document-statistic meta:object-count="110"/>
  </office:meta>
</office:document-meta>
</file>